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70000021AD0C34A44F2189A2D.png" manifest:media-type="image/png"/>
  <manifest:file-entry manifest:full-path="Pictures/10000000000002B1000002261683B08720E3CB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13.57cm" draw:z-index="0"><draw:image xlink:href="Pictures/10000000000002B1000002261683B08720E3CB5D.png" xlink:type="simple" xlink:show="embed" xlink:actuate="onLoad"/></draw:frame><draw:frame draw:style-name="fr2" draw:name="Figura2" text:anchor-type="paragraph" svg:x="-0.582cm" svg:y="12.698cm" svg:width="17cm" svg:height="9.155cm" draw:z-index="1"><draw:image xlink:href="Pictures/10000000000003E70000021AD0C34A44F2189A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01:01.527364136</meta:creation-date>
    <dc:date>2019-03-19T10:01:49.769158279</dc:date>
    <meta:editing-duration>PT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